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bre de la Corporación</text:p>
          </table:table-cell>
          <table:table-cell table:style-name="ce1" office:value-type="string" calcext:value-type="string">
            <text:p>País</text:p>
          </table:table-cell>
        </table:table-row>
        <table:table-row table:style-name="ro1">
          <table:table-cell office:value-type="string" calcext:value-type="string">
            <text:p>MITSUI 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MITSUBISHI 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ITOCHU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MARUBENI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SUMITOMO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TOYOTA MOTOR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NISSHO IWAI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NIPPON TELEGRAPH &amp; TELEPHONE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HITACHI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NIPPON LIFE INSURANCE 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MATSUSHITA ELECTRIC INDUSTRIAL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NISSAN MOTOR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DAI-ICHI MUTUAL LIFE INSURANCE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HONDA MOTOR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TOMEN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BANK OF TOKYO-MITSUBISHI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TOKYO ELECTRIC POWER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SUMITOMO LIFE INSURANCE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FUJITSU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NICHIMEN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MEIJI LIFE INSURANCE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MITSUBISHI ELECTRIC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MITSUBISHI MOTORS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KANEMATSU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INDUSTRIAL BANK OF JAPAN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string" calcext:value-type="string">
            <text:p>DAIEI</text:p>
          </table:table-cell>
          <table:table-cell office:value-type="string" calcext:value-type="string">
            <text:p>Jap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8:15.039000000</dc:date>
    <meta:editing-duration>PT11M28S</meta:editing-duration>
    <meta:editing-cycles>10</meta:editing-cycles>
    <meta:generator>LibreOffice/7.2.1.2$Windows_X86_64 LibreOffice_project/87b77fad49947c1441b67c559c339af8f3517e22</meta:generator>
    <meta:document-statistic meta:table-count="1" meta:cell-count="60" meta:object-count="0"/>
  </office:meta>
</office:document-meta>
</file>